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43965178036265350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241972764808067201"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665242538157394758"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965551266640723674"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5990704295922458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873391110589208890"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39113356280709117"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19236863601941117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7591863" text:continue-list="list239113356280709117"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32930423826431014"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7599379"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7607899"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7583537"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7615837"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7605444"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502548547667724575"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600593508849794883"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6"><text:span text:style-name="T2">Times on the runs: 2:14, 2:15, 2:14, 2:10 and rest a few minutes</text:span></text:p>
      <text:p text:style-name="P46"><text:span text:style-name="T2">More faster intervals: 6 x 400meters with a 400 meter jog after each run</text:span></text:p>
      <text:p text:style-name="P46"><text:span text:style-name="T2">Times on the runs: 1:59, 2:00, 1:58, 2:00, 1:54, 1:48 </text:span></text:p>
      <text:p text:style-name="P4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79796922921986580" text:style-name="L12">
        <text:list-item>
          <text:list>
            <text:list-header>
              <text:p text:style-name="P122">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7T07:37:25.14</dc:date>
    <dc:creator>James Lombardi</dc:creator>
    <meta:editing-duration>P10DT12H38M24S</meta:editing-duration>
    <meta:editing-cycles>933</meta:editing-cycles>
    <meta:generator>OpenOffice/4.1.2$Win32 OpenOffice.org_project/412m3$Build-9782</meta:generator>
    <meta:document-statistic meta:table-count="0" meta:image-count="9" meta:object-count="0" meta:page-count="104" meta:paragraph-count="2884" meta:word-count="32052" meta:character-count="163873"/>
  </office:meta>
</office:document-meta>
</file>